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uk" fo:country="UA" officeooo:paragraph-rsid="0000eb96"/>
    </style:style>
    <style:style style:name="P2" style:family="paragraph" style:parent-style-name="Standard">
      <style:text-properties fo:language="uk" fo:country="UA" officeooo:paragraph-rsid="00032e29"/>
    </style:style>
    <style:style style:name="P3" style:family="paragraph" style:parent-style-name="Standard" style:list-style-name="L1">
      <style:text-properties fo:language="uk" fo:country="UA" officeooo:paragraph-rsid="0000eb96"/>
    </style:style>
    <style:style style:name="P4" style:family="paragraph" style:parent-style-name="Standard" style:list-style-name="L2">
      <style:text-properties fo:language="uk" fo:country="UA" officeooo:paragraph-rsid="0000eb96"/>
    </style:style>
    <style:style style:name="P5" style:family="paragraph" style:parent-style-name="Standard" style:list-style-name="L3">
      <style:text-properties fo:language="uk" fo:country="UA" officeooo:paragraph-rsid="0000eb96"/>
    </style:style>
    <style:style style:name="P6" style:family="paragraph" style:parent-style-name="Standard" style:list-style-name="L4">
      <style:text-properties fo:language="uk" fo:country="UA" officeooo:paragraph-rsid="00032e29"/>
    </style:style>
    <style:style style:name="P7" style:family="paragraph" style:parent-style-name="Standard" style:list-style-name="L5">
      <style:text-properties fo:language="uk" fo:country="UA" officeooo:paragraph-rsid="00032e29"/>
    </style:style>
    <text:list-style style:name="L1">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Метод грядок</text:h>
      <text:p text:style-name="P1">У сучасному городництві прийнято використовувати кілька типів грядок. Мета їх облаштування, з одного боку, створення оптимальних умов для рослин, а значить, отримання від них максимальної віддачі. А з іншого - зменшення обсягу робіт, полегшення праці дачника. Тип правильної грядки багато що вирішує при вирощуванні овочів і зелені. Грамотно підійшовши до її вибору та облаштування, можна зберегти грунтову вологу, підвищити температуру ґрунту або, навпаки, попередити її перегрів в літній час. Навіть з бур'янами боротися легше на правильно облаштованих грядках. Їх є декілька типів.</text:p>
      <text:h text:style-name="Heading_20_3" text:outline-level="3"><text:s/>Високі насипні грядки</text:h>
      <text:p text:style-name="P1"/>
      <text:p text:style-name="P1">На відміну від стандартних грядок, які знаходяться на одному рівні з городом, високі насипні грядки підносяться щодо рівня грунту. За рахунок цього вони швидше прогріваються. Тому високі грядки ефективні в прохолодних регіонах, особливо для вирощування теплолюбних культур.</text:p>
      <text:p text:style-name="P1"/>
      <text:p text:style-name="P1">Такі грядки добре споруджувати в районах з високим рівнем грунтових вод, на низинних і схильних до підтоплення ділянках. Будь-які підняті над рівнем грунту грядки дуже добре використовувати для вирощування культур, чутливих до захворювань або кореневих гнилей - огірків, цибулі, часнику.</text:p>
      <text:p text:style-name="P1"/>
      <text:p text:style-name="P1">Найпростіший спосіб облаштування високою грядки - насипний. Її можна зробити за допомогою привізного грунту. Для цього достатньо розмітити грядку кілочками і насипати землю. Якщо земля щільна, важка, то спочатку потрібно влаштувати дренажний шар - покласти товсті гілки, грубі стебла, пеньки. А потім насипати родючий грунт. Цей спосіб облаштування вимагає матеріальних витрат на придбання грунту.</text:p>
      <text:p text:style-name="P1"/>
      <text:p text:style-name="P1">Другий спосіб економічно доступніше, але більш трудомісткий. Для облаштування грядки потрібно буде підняти частину грунту з доріжок на грядку. Таким чином, грядка стане вище. Якщо грунт важкий, то обов'язково потрібно зробити дренажний шар. Якщо є можливість, в нижній шар грядки можна закласти компост, дерен, перевернутий вниз травою, опале листя, рослинні залишки. Таким чином можна частково вирішити питання браку грунту.</text:p>
      <text:p text:style-name="P1">Плюси високих насипних грядок</text:p>
      <text:p text:style-name="P1"/>
      <text:p text:style-name="P1">Високі грядки мають ряд переваг, перед традиційними:</text:p>
      <text:p text:style-name="P1"/>
      <text:list xml:id="list3744595349" text:style-name="L1">
        <text:list-item>
          <text:p text:style-name="P3"><text:s text:c="4"/>Швидше прогріваються навесні, значить, посадки на таких грядках можна починати раніше;</text:p>
        </text:list-item>
        <text:list-item>
          <text:p text:style-name="P3"><text:s text:c="4"/>Протягом сезону температура ґрунту в них вище, тому можна висаджувати більш теплолюбні культури на дачі;</text:p>
        </text:list-item>
        <text:list-item>
          <text:p text:style-name="P3"><text:s text:c="4"/>Ці грядки універсальні за рахунок того, що вони облаштовуються досить швидко, на них можна посадити будь-яку культуру. Мабуть, тільки влаголюбивая капуста, яка погано розвивається в жарких умовах, буде неважливо відчувати себе на високій грядці;</text:p>
        </text:list-item>
        <text:list-item>
          <text:p text:style-name="P3"><text:s text:c="4"/>На низинних ділянках, в умовах регулярного підтоплення, ці грядки будуть ідеальні для вирощування рослин. За принципом високої грядки закладається, так звана, «подушка» для вирощування плодових дерев в умовах високого рівня ґрунтових вод;</text:p>
        </text:list-item>
        <text:list-item>
          <text:p text:style-name="P3"><text:soft-page-break/>Високі грядки дозволяють вирощувати овочі на ділянках з низькою родючістю, правда, для цього доведеться витратитися на покупний грунт.</text:p>
        </text:list-item>
      </text:list>
      <text:p text:style-name="P1"/>
      <text:p text:style-name="P1"/>
      <text:p text:style-name="P1">Мінуси високих насипних грядок</text:p>
      <text:p text:style-name="P1"/>
      <text:list xml:id="list311703133" text:style-name="L2">
        <text:list-item>
          <text:p text:style-name="P4">Високі грядки, крім достоїнств, мають і свої мінуси. У деяких випадках вони настільки істотні, що краще відмовитися від затії ще на етапі планування.</text:p>
        </text:list-item>
        <text:list-item>
          <text:p text:style-name="P4">Найбільша проблема при облаштуванні грядок, це - де для них взяти грунт? Привізною - дорого, якщо використовувати землю з доріжок, то грядки вийдуть не дуже високими.</text:p>
        </text:list-item>
        <text:list-item>
          <text:p text:style-name="P4">Ще один мінус подібної грядки - це її перегрів і пересихання грунту в жарку погоду влітку. Щоб цього уникнути - не потрібно робити дуже високі грядки. Оптимальна її висота - 20-30 см. Вирішити питання з перегрівом і пересиханням грунту можна за допомогою мульчування. Де взяти мульчу - окреме питання.</text:p>
        </text:list-item>
        <text:list-item>
          <text:p text:style-name="P4">На високих грядках без бордюру під час дощу або поливу вода скочується, а грунт розмивається.</text:p>
        </text:list-item>
      </text:list>
      <text:p text:style-name="P1"/>
      <text:h text:style-name="Heading_20_3" text:outline-level="3">Високі грядки-короба</text:h>
      <text:p text:style-name="P1"/>
      <text:p text:style-name="P1">Багатьох з цих недоліків позбавлена ​​вдосконалений різновид високих грядок - грядка-короб. Це висока грядка, огороджена будь-яким матеріалом.</text:p>
      <text:p text:style-name="P1">Процес створення грядки-короба досить простий, головне - запастися необхідними матеріалами. На розміченому під грядку місці збирають короб висотою від 15 до 70 см. Для виготовлення короба можна використовувати дошки, колоди, шифер, цегла.</text:p>
      <text:p text:style-name="P1">Від мишей на дно короба кладуть дрібну сітку. Потім йде шар органіки: гілки, бадилля, листя, перегній. А зверху засипається родючий шар землі - і грядка готова.</text:p>
      <text:p text:style-name="P1">Плюси високою грядки-короба</text:p>
      <text:list xml:id="list4016664283" text:style-name="L3">
        <text:list-item>
          <text:p text:style-name="P5">Грядки-короба навесні значно краще прогріваються сонцем. Це означає, що сезон посадки можна починати набагато раніше. Крім того, в них простіше закріпити дуги і натягнути покривний матеріал.</text:p>
        </text:list-item>
        <text:list-item>
          <text:p text:style-name="P5">На грядках, влаштованих за допомогою матеріалів, які не так сильно прогріваються на сонці (дерево, цегла, шифер), волога зберігається краще, значить, можна буде рідше поливати.</text:p>
        </text:list-item>
        <text:list-item>
          <text:p text:style-name="P5">«Борти» грядки захищають грунт від розмивання. Огорожа грядки чітко її обмежує, завдяки чому багаторічні бур'яни не можуть потрапити на грядку.</text:p>
        </text:list-item>
        <text:list-item>
          <text:p text:style-name="P5">Високі грядки-короба на дачі дуже зручні в роботі: щоб садити, полоти, треба менше, ніж на традиційній грядці, нахилятися. Відпадає необхідність в перекопуванні, землю досить рихлити.</text:p>
          <text:p text:style-name="P5"/>
        </text:list-item>
      </text:list>
      <text:p text:style-name="P2">Мінуси високою грядки-короба</text:p>
      <text:list xml:id="list3250948191" text:style-name="L4">
        <text:list-item>
          <text:p text:style-name="P6">Найголовніша проблема, яка зупиняє дачників - необхідність придбання матеріалів для облаштування грядки. А також відсутність можливості і навичок спорудити основу конструкції.</text:p>
        </text:list-item>
        <text:list-item>
          <text:p text:style-name="P6">Завжди треба враховувати, що в сильну спеку грядки можуть перегріватися. Вихід-мульчування грунту і правильний вибір матеріалу. За відгуками досвідчених садівників, найкраще рослини відчувають себе в грядках, облаштованих деревиною.</text:p>
        </text:list-item>
        <text:list-item>
          <text:p text:style-name="P6">У високих грядках взимку може сильно промерзати грунт, тому вони підходять більше для однорічних рослин. Таку грядку потрібно на зиму замульчувати і, по можливості, <text:soft-page-break/>накидати сніг. Навіть якщо в ній немає рослин, можуть загинути корисні мікроорганізми, що знаходяться в грунті.</text:p>
        </text:list-item>
      </text:list>
      <text:p text:style-name="P2"/>
      <text:h text:style-name="Heading_20_2" text:outline-level="2">Поглиблені грядки</text:h>
      <text:p text:style-name="P2"/>
      <text:p text:style-name="P2">Такі грядки ще називаються низькими або утопленими. Назва говорить сама за себе. Основна функція «низьких» грядок - порятунок грунту від перегріву і утримання вологи. Тому вони підходять для регіонів з жарким, спекотний клімат, де дуже часто бувають посухи, особливо для ділянок з піщаним або малородючої грунтом, яка постійно пересихає. Облаштування подібних грядок вимагає фізичних зусиль, тому їх, як правило, готують з осені, коли спадає спека.</text:p>
      <text:p text:style-name="P2"/>
      <text:p text:style-name="P2">До вибору місця потрібно підійти відповідально, навіть в самому посушливому регіоні можуть періодично відбуватися природні катаклізми. Тому грядку не варто влаштовувати в низинних місцях ділянки, де може іноді бути надлишок води.</text:p>
      <text:p text:style-name="P2"/>
      <text:p text:style-name="P2">Для облаштування потрібно на обраному ділянці викопати траншею потрібної довжини. Ширина такої грядки буде залежати від того, чи будуть викладені стінки грядки. Якщо стінки будуть, то до бажаної ширині грядки потрібно додати товщину матеріалу.</text:p>
      <text:p text:style-name="P2"/>
      <text:p text:style-name="P2">Як матеріал для огорожі можна використовувати цеглу, камінь, шлакоблоки, дерев'яні дошки і т.д.</text:p>
      <text:p text:style-name="P2"/>
      <text:p text:style-name="P2">Далі грядка облаштовується в залежності від характеристик грунту:</text:p>
      <text:p text:style-name="P2"/>
      <text:p text:style-name="P2"><text:s text:c="4"/>Для того щоб не застоювалася вода, на важких грунтах потрібно викопати траншею бажано, на 2 багнета лопати, не менше. Далі потрібно буде облаштувати хороший дренажний шар. Для цього підійде будівельне сміття, пеньки, товсті гілки і інший подібний матеріал;</text:p>
      <text:p text:style-name="P2"><text:s text:c="4"/>На бідних грунтах також - чим глибше шар, тим краще. У глибокій грядці буде можливість зробити достатній шар родючого грунту, в якій рослинам буде комфортно розвиватися;</text:p>
      <text:p text:style-name="P2"><text:s text:c="4"/>На піщаних грунтах, крім достатньої глибини, бажано на дні траншеї зробити невелику глиняну прошарок або викласти покривний матеріал. Такий прийом допоможе уникнути проблем зі швидким вимиванням поживних речовин і відтоку води при поливі.</text:p>
      <text:p text:style-name="P2"><text:s text:c="4"/>Останній шар грядки засипається родючим грунтом в залежності від виду грунту. Якщо грунт важкий, додається пісок, компост. Якщо бідна, малоплодородная - компост, перегній.</text:p>
      <text:p text:style-name="P2"><text:s text:c="4"/>Після поливу грядку на якийсь час залишають без уваги, щоб грунт осів, після чого її можна використовувати.</text:p>
      <text:p text:style-name="P2"/>
      <text:p text:style-name="P2">Догляд за таким грядками полягає в своєчасному поливі і прибирання трави з міжряддя.</text:p>
      <text:p text:style-name="P2"/>
      <text:p text:style-name="P2">У міру використання грядки, грунт в ній може значно осісти. Тоді його буде потрібно додати ще. У дуже посушливе і спекотне час грядки потрібно буде замульчувати, для того щоб максимально зберегти вологу і уникнути перегріву рослин.</text:p>
      <text:p text:style-name="P2">Плюси поглиблених грядок:</text:p>
      <text:list xml:id="list889841333" text:style-name="L5">
        <text:list-item>
          <text:p text:style-name="P7">Облаштування таких грядок, з одного боку, сприяє створенню оптимальних умов для вирощування рослин в жарких і сухих регіонах. З іншого боку - полегшується робота садівника за рахунок зменшення поливів.</text:p>
        </text:list-item>
        <text:list-item>
          <text:p text:style-name="P7"><text:soft-page-break/>Знаходяться в більш комфортних умовах рослини зможуть проявити велику врожайність, значить - можна буде зменшити кількість вирощуваних рослин, не на шкоду врожаю, в цьому випадку трудовитрати теж знижуються.</text:p>
        </text:list-item>
        <text:list-item>
          <text:p text:style-name="P7">Пристрій поглиблених грядок дозволяє створити умови для вирощування рослин на дуже бідних безплідних грунтах. Звичайно, при цьому потрібно докласти значні фізичні зусилля, але на практично безплідних грунтах ці зусилля порівнянні з кінцевим результатом.</text:p>
        </text:list-item>
      </text:list>
      <text:p text:style-name="P2"/>
      <text:p text:style-name="P2">Мінуси поглиблених грядок</text:p>
      <text:p text:style-name="P2"/>
      <text:p text:style-name="P2"><text:s text:c="4"/>Трудомісткість облаштування, а у варіанті з бортиками потрібно купувати матеріал;</text:p>
      <text:p text:style-name="P2"><text:s text:c="4"/>Якщо поверхню грядки не рівно, то в найнижчому місці може застоюватися вода, тому грядку ретельно вирівнюють перед посадкою або посівом;</text:p>
      <text:p text:style-name="P2"><text:s text:c="4"/>Якщо на важких грунтах траншея викопана мало глибока, при поливі вода може застоюватися, тому потрібно траншею копати глибоку і обов'язково робити дренажний шар.</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3.2$Linux_X86_64 LibreOffice_project/40$Build-2</meta:generator>
    <dc:date>2020-05-28T12:06:41.707432126</dc:date>
    <meta:editing-duration>PT1H10M15S</meta:editing-duration>
    <meta:editing-cycles>5</meta:editing-cycles>
    <meta:document-statistic meta:table-count="0" meta:image-count="0" meta:object-count="0" meta:page-count="4" meta:paragraph-count="54" meta:word-count="1290" meta:character-count="9127" meta:non-whitespace-character-count="7859"/>
  </office:meta>
</office:document-meta>
</file>